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Body_20_Text_20_Indent_20_2">
      <style:text-properties fo:language="lt" fo:country="LT" officeooo:rsid="00e0fe23" officeooo:paragraph-rsid="000c9f0e"/>
    </style:style>
    <style:style style:name="P2" style:family="paragraph" style:parent-style-name="Body_20_Text_20_Indent_20_2">
      <style:text-properties fo:language="lt" fo:country="LT" officeooo:rsid="00dd4a7c" officeooo:paragraph-rsid="000c9f0e"/>
    </style:style>
    <style:style style:name="P3" style:family="paragraph" style:parent-style-name="Body_20_Text_20_Indent_20_2">
      <style:text-properties officeooo:paragraph-rsid="000c9f0e"/>
    </style:style>
    <style:style style:name="P4" style:family="paragraph" style:parent-style-name="Body_20_Text_20_Indent_20_2">
      <style:text-properties officeooo:rsid="00e0fe23" officeooo:paragraph-rsid="000c9f0e"/>
    </style:style>
    <style:style style:name="P5" style:family="paragraph" style:parent-style-name="Heading_20_3">
      <style:paragraph-properties fo:text-align="start" style:justify-single-word="false"/>
      <style:text-properties officeooo:paragraph-rsid="000c9f0e"/>
    </style:style>
    <style:style style:name="T1" style:family="text">
      <style:text-properties fo:language="lt" fo:country="LT" officeooo:rsid="00e17759"/>
    </style:style>
    <style:style style:name="T2" style:family="text">
      <style:text-properties fo:language="lt" fo:country="LT" officeooo:rsid="00e22c45"/>
    </style:style>
    <style:style style:name="T3" style:family="text">
      <style:text-properties fo:language="lt" fo:country="LT" fo:font-style="normal" style:font-style-asian="normal" style:font-style-complex="normal"/>
    </style:style>
    <style:style style:name="T4" style:family="text">
      <style:text-properties fo:language="lt" fo:country="LT" fo:font-style="normal" officeooo:rsid="00dd4a7c" style:font-style-asian="normal" style:font-style-complex="normal"/>
    </style:style>
    <style:style style:name="T5" style:family="text">
      <style:text-properties fo:language="lt" fo:country="LT" fo:font-style="normal" officeooo:rsid="00df350e" style:font-style-asian="normal" style:font-style-complex="normal"/>
    </style:style>
    <style:style style:name="T6" style:family="text">
      <style:text-properties fo:language="lt" fo:country="LT" fo:font-style="normal" officeooo:rsid="00e17759" style:font-style-asian="normal" style:font-style-complex="normal"/>
    </style:style>
    <style:style style:name="T7" style:family="text">
      <style:text-properties fo:language="lt" fo:country="LT" fo:font-style="normal" officeooo:rsid="000c9f0e" style:font-style-asian="normal" style:font-style-complex="normal"/>
    </style:style>
    <style:style style:name="T8" style:family="text">
      <style:text-properties fo:language="lt" fo:country="LT" officeooo:rsid="00de793a"/>
    </style:style>
    <style:style style:name="T9" style:family="text">
      <style:text-properties fo:language="lt" fo:country="LT" fo:font-style="italic" style:font-style-asian="italic" style:font-style-complex="italic"/>
    </style:style>
    <style:style style:name="T10" style:family="text">
      <style:text-properties fo:language="lt" fo:country="LT" fo:font-style="italic" officeooo:rsid="00de793a" style:font-style-asian="italic" style:font-style-complex="italic"/>
    </style:style>
    <style:style style:name="T11" style:family="text">
      <style:text-properties fo:language="lt" fo:country="LT" officeooo:rsid="00e0fe23"/>
    </style:style>
    <style:style style:name="T12" style:family="text">
      <style:text-properties fo:language="lt" fo:country="LT" officeooo:rsid="000c9f0e"/>
    </style:style>
    <style:style style:name="T13" style:family="text">
      <style:text-properties officeooo:rsid="00e17759"/>
    </style:style>
    <style:style style:name="T14" style:family="text">
      <style:text-properties officeooo:rsid="00de793a"/>
    </style:style>
    <style:style style:name="T1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4">F</text:span><text:span text:style-name="T3">unkciniai metodai</text:span></text:h>
      <text:p text:style-name="P2">Funkciniai metodai išanalizuoja kiekvieno veiksmo rezultatą bandydami specifinius veiksmus esamoje sistemos būsenoje. Veiksmų erdvė yra diskreti ir funkcijos aproksimatorius išmokina <text:line-break/>Q-funkciją sudarydamas būsenos-veiksmo poras [Ken04, 45].</text:p>
      <text:p text:style-name="P2">Multisluoksninio perceptrono Q-Mokymas (Q-MLP) [WD92] naudoja tiesioginio sklidimo DNT <text:s/><text:span text:style-name="T14">kaip savo </text:span>funkcijos aproksimatori<text:span text:style-name="T14">ų. Tinklas įvedimo reikšmės yra būseną ir veiksmo kintamuosius, o išvedimo viena Q-reikšmė.</text:span></text:p>
      <text:p text:style-name="P3"><text:span text:style-name="T8">Sarsa</text:span>(λ) <text:span text:style-name="T8">su funkciniu aproksimatoriu skirtingiems atvejams (angl. </text:span><text:span text:style-name="T10">Sarsa(λ) Case Based Approximator</text:span><text:span text:style-name="T8">) (SARSA-CABA)</text:span><text:span text:style-name="T11">[SJS+98]</text:span><text:span text:style-name="T8"> išsaugoja būsenos-veiksmo poras kaip distinktyvius atvejus. Nauji atvejai yra apskaičiuojami kombinuojant kaimyninių atvejų reikšmes.</text:span></text:p>
      <text:p text:style-name="P3">Sarsa(λ) su smegenų modeliu artikuliacijos kontrole (angl. <text:span text:style-name="T15">Sarsa(λ) Cerebellar Model Articulation Controller</text:span>) (CMAC)[Alb75], kuris pakeičia SARSA-CABA distinktyvių atvejų aibės kūrimą į smegenų modelio artikuliacijos kontrolės modelį. Šis metodas padalina būsenos-veiksmo paieškos erdvę į persidengiančius sluoksnius. Q-reikšmės yra apskaičiuojamos sudedant reikšmes iš skirtingų sluoksnių su vienoda reikšme.</text:p>
      <text:p text:style-name="P4"><text:span text:style-name="T5">R</text:span><text:span text:style-name="T3">eikšmių ir taisyklių paieška</text:span><text:span text:style-name="T9"> </text:span><text:span text:style-name="T3">(</text:span><text:span text:style-name="T9">angl. Value and Policy Search</text:span><text:span text:style-name="T3">) (VAPS) [</text:span><text:span text:style-name="T6">MPK+96</text:span><text:span text:style-name="T3">] ieško ne būsenos-veiksmo porų, o taisyklių. VAPS ieško baigtinio automato formos grafų naudojan</text:span><text:span text:style-name="T7">čių</text:span><text:span text:style-name="T3"> gradientinį nusileidimą. </text:span></text:p>
      <text:h text:style-name="P5" text:outline-level="3"><text:bookmark-start text:name="__RefHeading___Toc4275_605198606"/>Neuro-evoliuciniai metodai<text:bookmark-end text:name="__RefHeading___Toc4275_605198606"/></text:h>
      <text:p text:style-name="P1"><text:span text:style-name="T13">Standartiniai evoliuciniai metodai (populiacijų pagrindu) naudoja kryžminimą bei mutacijas [Sar95] ir e</text:span>voliucinis programavimas, kuris <text:span text:style-name="T13">apsiriboja</text:span> svorių m<text:span text:style-name="T13">u</text:span>tacij<text:span text:style-name="T13">omis</text:span> <text:span text:style-name="T13">[Wie91]. </text:span></text:p>
      <text:p text:style-name="P3"><text:span text:style-name="T1">Kitos dvi sistemos yra SANE [MM96] ir ESP [GMF3], evoliucionuoja neuronų populiacijas ir neuronų tinklo projektų populiacijas, kuri nurodo kaip sukonstruoti statinės topologijos DNT. SANE </text:span><text:span text:style-name="T2">metodas </text:span><text:span text:style-name="T1">išsaugo tik vieną populiacją, </text:span><text:span text:style-name="T2">o ESP išsaugo atskirą populiaciją kiekvieno paslėpto neurono pozicija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ody_20_Text_20_Indent_20_2" style:display-name="Body Text Indent 2" style:family="paragraph" style:parent-style-name="Standard" style:default-outline-level="" style:master-page-name="">
      <loext:graphic-properties draw:fill-image-width="0cm" draw:fill-image-height="0cm"/>
      <style:paragraph-properties fo:margin-left="0cm" fo:margin-right="0cm" fo:line-height="150%" fo:text-indent="0.7cm" style:auto-text-indent="false" style:page-number="auto" style:shadow="none" style:writing-mode="page">
        <style:tab-stops/>
      </style:paragraph-properties>
      <style:text-properties style:font-name-asian="Times New Roman" style:font-family-asian="'Times New Roman'" style:font-family-generic-asian="system" style:font-pitch-asian="variable" style:font-size-asian="10.5pt" style:language-asian="en" style:country-asian="US" style:font-name-complex="Times New Roman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4:15:23.162000000</meta:creation-date>
    <dc:date>2017-06-28T14:20:29.677000000</dc:date>
    <meta:editing-duration>PT5M6S</meta:editing-duration>
    <meta:editing-cycles>1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9" meta:word-count="210" meta:character-count="1833" meta:non-whitespace-character-count="1628"/>
  </office:meta>
</office:document-meta>
</file>